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style:font-name="DejaVu Sans Mono1" fo:font-size="18pt" style:font-size-asian="18pt" style:font-size-complex="18pt"/>
    </style:style>
    <style:style style:name="T7" style:family="text">
      <style:text-properties fo:color="#ff3333" style:font-name="DejaVu Sans Mono1" fo:font-size="18pt" style:font-size-asian="18pt" style:font-size-complex="18pt"/>
    </style:style>
    <style:style style:name="T8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style:font-name="DejaVu Sans Mono1" fo:font-size="22pt" style:font-size-asian="22pt" style:font-size-complex="22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8.703cm" svg:height="12.578cm" svg:x="1.605cm" svg:y="7.553cm">
          <draw:text-box>
            <text:p><text:span text:style-name="T5">(-5,5)</text:span><text:span text:style-name="T6"> -&gt; (0,</text:span><text:span text:style-name="T7">0000</text:span><text:span text:style-name="T6">)</text:span></text:p>
            <text:p><text:span text:style-name="T5">(-2,3)</text:span><text:span text:style-name="T6"> -&gt; (1,</text:span><text:span text:style-name="T7">0001</text:span><text:span text:style-name="T6">)</text:span></text:p>
            <text:p><text:span text:style-name="T8">(-4,8)</text:span><text:span text:style-name="T6"> -&gt; (1,</text:span><text:span text:style-name="T7">0002</text:span><text:span text:style-name="T6">)</text:span></text:p>
            <text:p><text:span text:style-name="T6">(-2,7) -&gt; (5,</text:span><text:span text:style-name="T7">0010</text:span><text:span text:style-name="T6">)</text:span></text:p>
            <text:p><text:span text:style-name="T6">(1,5) <text:s/>-&gt; (6,</text:span><text:span text:style-name="T7">001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11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2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11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11">0</text:span></text:p>
          </draw:text-box>
        </draw:frame>
        <draw:frame draw:style-name="gr4" draw:text-style-name="P3" draw:layer="layout" svg:width="8.535cm" svg:height="14.813cm" svg:x="12.906cm" svg:y="7.553cm">
          <draw:text-box>
            <text:p><text:span text:style-name="T8">(4,-8)</text:span><text:span text:style-name="T6"> -&gt; (0,</text:span><text:span text:style-name="T7">0000</text:span><text:span text:style-name="T6">)</text:span></text:p>
            <text:p><text:span text:style-name="T6">(2,-6) -&gt; (0,</text:span><text:span text:style-name="T7">0001</text:span><text:span text:style-name="T6">)</text:span></text:p>
            <text:p><text:span text:style-name="T6">(4,-7) -&gt; (0,</text:span><text:span text:style-name="T7">0002</text:span><text:span text:style-name="T6">)</text:span></text:p>
            <text:p><text:span text:style-name="T6">(7,-11)-&gt; (0,</text:span><text:span text:style-name="T7">0010</text:span><text:span text:style-name="T6">)</text:span></text:p>
            <text:p><text:span text:style-name="T6">(5,-9) -&gt; (0,</text:span><text:span text:style-name="T7">0011</text:span><text:span text:style-name="T6">)</text:span></text:p>
            <text:p><text:span text:style-name="T6">(7,-10)-&gt; (0,</text:span><text:span text:style-name="T7">0012</text:span><text:span text:style-name="T6">)</text:span></text:p>
            <text:p><text:span text:style-name="T6">(4,-9) -&gt; (0,</text:span><text:span text:style-name="T7">0020</text:span><text:span text:style-name="T6">)</text:span></text:p>
            <text:p><text:span text:style-name="T6">(2,-7) -&gt; (0,</text:span><text:span text:style-name="T7">002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2:20:51.693227268</dc:date>
    <dc:creator>elucterio </dc:creator>
    <meta:editing-duration>PT2H43M7S</meta:editing-duration>
    <meta:editing-cycles>37</meta:editing-cycles>
    <meta:generator>LibreOffice/4.2.8.2$Linux_X86_64 LibreOffice_project/420m0$Build-2</meta:generator>
    <meta:document-statistic meta:object-count="14"/>
  </office:meta>
</office:document-meta>
</file>